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Vivamus vitae quam a nunc posuere fringilla et eu neque. In hendrerit elit sit amet eros pulvinar accumsan. Fusce eget fermentum nisi. Phasellus tellus dui, posuere ut commodo ac, tristique sit amet risus. Praesent sagittis elit a nunc blandit molestie. Nulla cursus lorem ac rutrum eleifend. Ut mauris odio, vestibulum id elit sit amet, aliquet aliquam massa. </text:p>
      <text:section text:style-name="Sect1" text:name="lipsum">
        <text:p text:style-name="Text_20_body">Ut condimentum posuere velit et faucibus. Duis sagittis orci in massa dictum, ac egestas nulla eleifend. Mauris ac nisl at lacus sodales ornare. Sed risus erat, convallis nec sagittis non, egestas a erat. Proin pharetra, lectus dapibus varius pretium, augue quam varius arcu, quis tristique diam neque eget lorem. Quisque a iaculis turpis. Vestibulum scelerisque egestas dui ac pulvinar. Integer consequat semper porttitor. In hac habitasse platea dictumst. Morbi ut nisi bibendum, iaculis lorem id, cursus ante. Etiam in lobortis velit. Nam eget tristique orci. Integer tellus ipsum, facilisis eu lectus ut, sodales blandit est. Sed nec arcu a purus accumsan sollicitudin. </text:p>
        <text:p text:style-name="Text_20_body">Ut eleifend pellentesque neque, porttitor tempor purus tempor nec. In pretium odio ac dolor porta, ut varius justo laoreet. Nullam mattis accumsan quam, et eleifend est congue ac. Morbi sit amet felis ut lectus tincidunt fringilla. Nulla porttitor tempus odio, nec malesuada diam auctor at. In at lectus est. Sed volutpat at elit eu posuere. Nullam euismod volutpat nisi sit amet porta. Suspendisse potenti. Nam eget facilisis lectus, ac laoreet nunc. Donec sed vestibulum orci. Integer eu iaculis quam, in mattis urna. Nulla scelerisque iaculis quam, quis suscipit ligula molestie nec. </text:p>
        <text:p text:style-name="Text_20_body">Aliquam eu risus erat. Morbi lobortis malesuada ligula, sit amet pellentesque odio tristique ut. Phasellus tristique tristique dui, in semper elit dapibus non. Integer aliquam fermentum dignissim. Nullam sed sem velit. Curabitur nisi dui, volutpat nec tellus ut, iaculis sodales nunc. Suspendisse convallis hendrerit lacinia. Integer fermentum, magna eu dapibus blandit, libero purus varius sapien, vel venenatis tortor magna a nulla. Nullam sit amet nibh laoreet nisl viverra laoreet. Donec in enim lobortis felis sodales venenatis. Aenean consequat rhoncus pellentesque. Nulla fringilla nulla eu lorem venenatis, non egestas purus fermentum. </text:p>
        <text:p text:style-name="Text_20_body">In hac habitasse platea dictumst. Sed ullamcorper rutrum enim non elementum. Vestibulum convallis tempus urna sit amet feugiat. Sed ullamcorper hendrerit nisi, vel bibendum magna pharetra id. Praesent pretium lacus semper felis auctor luctus. Duis interdum est ut orci eleifend, adipiscing sollicitudin arcu placerat. Class aptent taciti sociosqu ad litora torquent per conubia nostra, per inceptos himenaeos. Quisque sed mattis nisi. Vestibulum odio sapien, aliquam quis fringilla a, volutpat quis felis. Fusce eu libero id sapien gravida congue convallis ut urna. Phasellus eros justo, egestas ut tellus ultrices, consectetur aliquam elit.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P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2:12:07.906000000</meta:creation-date>
    <dc:date>2013-10-28T12:13:56.624000000</dc:date>
    <meta:editing-duration>P0D</meta:editing-duration>
    <meta:editing-cycles>1</meta:editing-cycles>
    <meta:document-statistic meta:table-count="0" meta:image-count="0" meta:object-count="0" meta:page-count="1" meta:paragraph-count="5" meta:word-count="439" meta:character-count="2965" meta:non-whitespace-character-count="2526"/>
    <meta:generator>LibreOffice/4.1.2.3$Windows_x86 LibreOffice_project/40b2d7fde7e8d2d7bc5a449dc65df4d08a7dd38</meta:generator>
  </office:meta>
</office:document-meta>
</file>